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412304"/>
    </style:style>
    <style:style style:name="P2" style:family="paragraph" style:parent-style-name="Standard">
      <style:text-properties officeooo:paragraph-rsid="00323ec8"/>
    </style:style>
    <style:style style:name="P3" style:family="paragraph" style:parent-style-name="Standard">
      <style:text-properties officeooo:paragraph-rsid="00339382"/>
    </style:style>
    <style:style style:name="P4" style:family="paragraph" style:parent-style-name="Standard">
      <style:text-properties fo:font-weight="normal" officeooo:paragraph-rsid="0035bc7e" style:font-weight-asian="normal" style:font-weight-complex="normal"/>
    </style:style>
    <style:style style:name="P5" style:family="paragraph" style:parent-style-name="Standard">
      <style:text-properties fo:font-weight="normal" officeooo:rsid="0035bc7e" officeooo:paragraph-rsid="0035bc7e" style:font-weight-asian="normal" style:font-weight-complex="normal"/>
    </style:style>
    <style:style style:name="P6" style:family="paragraph" style:parent-style-name="Standard">
      <style:text-properties officeooo:paragraph-rsid="0035c47f"/>
    </style:style>
    <style:style style:name="P7" style:family="paragraph" style:parent-style-name="Standard" style:list-style-name="L1"/>
    <style:style style:name="P8" style:family="paragraph" style:parent-style-name="Standard" style:list-style-name="L1">
      <style:text-properties officeooo:paragraph-rsid="00323ec8"/>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7">
      <style:text-properties officeooo:paragraph-rsid="00392d40"/>
    </style:style>
    <style:style style:name="P14" style:family="paragraph" style:parent-style-name="Standard" style:list-style-name="L8"/>
    <style:style style:name="P15" style:family="paragraph" style:parent-style-name="Standard" style:list-style-name="L9"/>
    <style:style style:name="P16" style:family="paragraph" style:parent-style-name="Standard">
      <style:text-properties officeooo:paragraph-rsid="0035c47f"/>
    </style:style>
    <style:style style:name="P17" style:family="paragraph" style:parent-style-name="Standard">
      <style:text-properties officeooo:paragraph-rsid="00323ec8"/>
    </style:style>
    <style:style style:name="P18" style:family="paragraph" style:parent-style-name="Standard">
      <style:text-properties officeooo:paragraph-rsid="00498812"/>
    </style:style>
    <style:style style:name="P19" style:family="paragraph" style:parent-style-name="Standard">
      <style:text-properties officeooo:paragraph-rsid="004a082f"/>
    </style:style>
    <style:style style:name="P20" style:family="paragraph" style:parent-style-name="Standard" style:list-style-name="L5">
      <style:text-properties style:text-line-through-style="none" style:text-line-through-type="none"/>
    </style:style>
    <style:style style:name="T1" style:family="text">
      <style:text-properties style:font-name="Liberation Sans1" fo:font-size="10pt" style:font-size-asian="10pt" style:font-name-complex="Arial" style:font-size-complex="10pt"/>
    </style:style>
    <style:style style:name="T2" style:family="text">
      <style:text-properties style:font-name="Liberation Sans1" fo:font-size="10pt" officeooo:rsid="00351204" style:font-size-asian="10pt" style:font-name-complex="Arial" style:font-size-complex="10pt"/>
    </style:style>
    <style:style style:name="T3" style:family="text">
      <style:text-properties style:font-name="Liberation Sans1" fo:font-size="10pt" officeooo:rsid="003397e8" style:font-size-asian="10pt" style:font-name-complex="Arial" style:font-size-complex="10pt"/>
    </style:style>
    <style:style style:name="T4" style:family="text">
      <style:text-properties style:font-name="Liberation Sans1" fo:font-size="10pt" officeooo:rsid="0042cec8" style:font-size-asian="10pt" style:font-name-complex="Arial" style:font-size-complex="10pt"/>
    </style:style>
    <style:style style:name="T5" style:family="text">
      <style:text-properties style:font-name="Liberation Sans1" fo:font-size="10pt" officeooo:rsid="0035704b" style:font-size-asian="10pt" style:font-name-complex="Arial" style:font-size-complex="10pt"/>
    </style:style>
    <style:style style:name="T6" style:family="text">
      <style:text-properties style:font-name="Liberation Sans1" fo:font-size="10pt" fo:font-weight="normal" style:font-size-asian="10pt" style:font-weight-asian="normal" style:font-name-complex="Arial" style:font-size-complex="10pt" style:font-weight-complex="normal"/>
    </style:style>
    <style:style style:name="T7" style:family="text">
      <style:text-properties style:font-name="Liberation Sans" fo:font-size="10pt" fo:font-style="normal" style:font-name-asian="Liberation Sans" style:font-size-asian="10pt" style:font-style-asian="normal" style:font-name-complex="Liberation Sans" style:font-size-complex="10pt" style:font-style-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23ec8" style:font-weight-asian="normal" style:font-weight-complex="normal"/>
    </style:style>
    <style:style style:name="T11" style:family="text">
      <style:text-properties fo:font-weight="normal" officeooo:rsid="0042f0ad" style:font-weight-asian="normal" style:font-weight-complex="normal"/>
    </style:style>
    <style:style style:name="T12" style:family="text">
      <style:text-properties fo:font-weight="normal" officeooo:rsid="004773b4" style:font-weight-asian="normal" style:font-weight-complex="normal"/>
    </style:style>
    <style:style style:name="T13" style:family="text">
      <style:text-properties fo:font-style="italic" style:font-style-asian="italic" style:font-style-complex="italic"/>
    </style:style>
    <style:style style:name="T14" style:family="text">
      <style:text-properties officeooo:rsid="00323ec8"/>
    </style:style>
    <style:style style:name="T15" style:family="text">
      <style:text-properties officeooo:rsid="00344171"/>
    </style:style>
    <style:style style:name="T16" style:family="text">
      <style:text-properties officeooo:rsid="0035bc7e"/>
    </style:style>
    <style:style style:name="T17" style:family="text">
      <style:text-properties officeooo:rsid="0035c47f"/>
    </style:style>
    <style:style style:name="T18" style:family="text">
      <style:text-properties style:text-line-through-style="solid" style:text-line-through-type="single"/>
    </style:style>
    <style:style style:name="T19" style:family="text">
      <style:text-properties style:text-line-through-style="solid" style:text-line-through-type="single" officeooo:rsid="003c96ba"/>
    </style:style>
    <style:style style:name="T20" style:family="text">
      <style:text-properties officeooo:rsid="00392d40"/>
    </style:style>
    <style:style style:name="T21" style:family="text">
      <style:text-properties style:text-line-through-style="none" style:text-line-through-type="none"/>
    </style:style>
    <style:style style:name="T22" style:family="text">
      <style:text-properties style:text-line-through-style="none" style:text-line-through-type="none" officeooo:rsid="003c96ba"/>
    </style:style>
    <style:style style:name="T23" style:family="text">
      <style:text-properties officeooo:rsid="003a35a3"/>
    </style:style>
    <style:style style:name="T24" style:family="text">
      <style:text-properties officeooo:rsid="003aea61"/>
    </style:style>
    <style:style style:name="T25" style:family="text">
      <style:text-properties officeooo:rsid="003c96ba"/>
    </style:style>
    <style:style style:name="T26" style:family="text">
      <style:text-properties officeooo:rsid="0042f0ad"/>
    </style:style>
    <style:style style:name="T27" style:family="text">
      <style:text-properties officeooo:rsid="004773b4"/>
    </style:style>
    <style:style style:name="T28" style:family="text">
      <style:text-properties officeooo:rsid="00498812"/>
    </style:style>
    <style:style style:name="T29" style:family="text">
      <style:text-properties officeooo:rsid="004a082f"/>
    </style:style>
    <style:style style:name="T30" style:family="text">
      <style:text-properties officeooo:rsid="004b6a12"/>
    </style:style>
    <style:style style:name="T31" style:family="text">
      <style:text-properties officeooo:rsid="004d437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Zápis členské schůze Otevřená města, z.s.,<text:line-break/>2017-06-29 od 10:00, Dominikánské náměstí 1, Brno</text:span></text:p>
      <text:p text:style-name="P2"><text:line-break/><text:span text:style-name="T13">(veškeré průvodní i výstupní dokumenty jsou dostupné online a jsou odkazovány jako obsah složky repozitáře </text:span><text:a xlink:type="simple" xlink:href="https://gitlab.com/otevrenamesta/documents/tree/master/schuze/2017_06_29" text:style-name="Internet_20_link" text:visited-style-name="Visited_20_Internet_20_Link"><text:span text:style-name="T13">https://gitlab.com/otevrenamesta/documents/tree/master/schuze/2017_06_29</text:span></text:a><text:span text:style-name="T13">)</text:span></text:p>
      <text:p text:style-name="Standard"/>
      <text:p text:style-name="Standard">Účastníci:</text:p>
      <text:list xml:id="list3414490477" text:style-name="L1">
        <text:list-item>
          <text:p text:style-name="P7">tabulka účastníků a doložení zástupčích oprávnění</text:p>
          <text:list>
            <text:list-item>
              <text:p text:style-name="P8">soubor: <text:a xlink:type="simple" xlink:href="https://gitlab.com/otevrenamesta/documents/raw/master/schuze/2017_06_29/prezencka.ods" text:style-name="Internet_20_link" text:visited-style-name="Visited_20_Internet_20_Link"><text:span text:style-name="Strong_20_Emphasis">prezencka.ods</text:span></text:a></text:p>
            </text:list-item>
            <text:list-item>
              <text:p text:style-name="P8">SHA256: 1b1c117e24fe44e8d33d1b46e42162c26ce6e2498688858e949ccc7195ae6187</text:p>
            </text:list-item>
          </text:list>
        </text:list-item>
        <text:list-item>
          <text:p text:style-name="P7">a sken prezenční listiny</text:p>
          <text:list>
            <text:list-item>
              <text:p text:style-name="P7">soubor: <text:a xlink:type="simple" xlink:href="https://gitlab.com/otevrenamesta/documents/raw/master/schuze/2017_06_29/prezenčka_sken.pdf" text:style-name="Internet_20_link" text:visited-style-name="Visited_20_Internet_20_Link"><text:span text:style-name="Strong_20_Emphasis">prezencka_sken.pdf</text:span></text:a></text:p>
            </text:list-item>
            <text:list-item>
              <text:p text:style-name="P7">SHA256: d1703c9c5e7641beec350d20916059d2e9c98b358556c89a72dc72e1173320af</text:p>
            </text:list-item>
          </text:list>
        </text:list-item>
      </text:list>
      <text:p text:style-name="Standard"/>
      <text:p text:style-name="Standard">1.) schválení programu schůze<text:line-break/>- dle návrhu zaslaného v pozvánce</text:p>
      <text:list xml:id="list2332647792" text:style-name="L2">
        <text:list-item>
          <text:p text:style-name="P9">soubor: <text:a xlink:type="simple" xlink:href="https://gitlab.com/otevrenamesta/documents/raw/master/schuze/2017_06_29/pozvanka/pozvanka.pdf" text:style-name="Internet_20_link" text:visited-style-name="Visited_20_Internet_20_Link"><text:span text:style-name="Strong_20_Emphasis">pozvanka.pdf</text:span></text:a></text:p>
        </text:list-item>
        <text:list-item>
          <text:p text:style-name="P9">SHA256: <text:span text:style-name="T21">bbcf2afb5ef8c0af8771721e584537977a904294f8310cd0717d6760f52a6212</text:span></text:p>
        </text:list-item>
      </text:list>
      <text:p text:style-name="Standard"><text:span text:style-name="T8">Hlasování č. 1</text:span> – program přijat jednomyslně viz. výpis <text:span text:style-name="T26">hlasování</text:span>* <text:span text:style-name="T27">| </text:span><text:a xlink:type="simple" xlink:href="https://www.youtube.com/watch?v=8rt7c7ojxHM&amp;t=790s" text:style-name="Internet_20_link" text:visited-style-name="Visited_20_Internet_20_Link"><text:span text:style-name="T27">videozáznam</text:span></text:a>:</text:p>
      <text:list xml:id="list760017022" text:style-name="L3">
        <text:list-item>
          <text:p text:style-name="P10">* výpisem <text:span text:style-name="T26">hlasování </text:span>je míněn</text:p>
        </text:list-item>
      </text:list>
      <text:list xml:id="list3352881719" text:style-name="L4">
        <text:list-item>
          <text:list>
            <text:list-item>
              <text:p text:style-name="P11">soubor: <text:a xlink:type="simple" xlink:href="https://gitlab.com/otevrenamesta/documents/raw/master/schuze/2017_06_29/hlasovani.ods" text:style-name="Internet_20_link" text:visited-style-name="Visited_20_Internet_20_Link">hlasovani.ods</text:a></text:p>
            </text:list-item>
            <text:list-item>
              <text:p text:style-name="P11">SHA256:<text:span text:style-name="T21"> 3cbebe6dab2d83c33166f807664dc371641d6b890a1059f4394e5b92733f1d68</text:span></text:p>
            </text:list-item>
          </text:list>
        </text:list-item>
      </text:list>
      <text:p text:style-name="Standard"><text:span text:style-name="Strong_20_Emphasis"/></text:p>
      <text:p text:style-name="Standard">2.) jednac<text:span text:style-name="T23">í</text:span> <text:span text:style-name="T23">řá</text:span>d <text:span text:style-name="T23">č</text:span>lensk<text:span text:style-name="T23">é</text:span> sch<text:span text:style-name="T23">ů</text:span>ze: vzd<text:span text:style-name="T23">á</text:span>len<text:span text:style-name="T23">á</text:span> <text:span text:style-name="T23">úč</text:span>ast<text:line-break/>- Marcel Kolaja přednesl návrh úpravy <text:span text:style-name="T20">jednacího</text:span> týkající<text:span text:style-name="T20">ho o</text:span> způsobu organizace vzdálené účasti a požadavků na technické řešení. <text:span text:style-name="T20">Článek 6.5 stanov rozvíjí následující odstavec jednacího řádu:</text:span></text:p>
      <text:p text:style-name="Standard"/>
      <text:p text:style-name="Standard">Výbor v pozvánce na jednání uvede, jakým způsobem mohou účastníci jednat vzdáleně po Internetu. Řešení musí být založeno na otevřených standardech. Účastníci musí mít možnost účastnit se jednání za použití výhradně svobodného software na všech úrovních řešení od operačního systému a výše. Řešení pro vzdálené hlasování musí umožnit ověření totožnosti hlasující osoby. Řešení musí být dostupné všem členům bez dodatečných poplatků za užití.</text:p>
      <text:p text:style-name="Standard"/>
      <text:p text:style-name="Standard">Usnesení:<text:line-break/>"Členská schůze schvaluje výše uvedené změny <text:span text:style-name="T20">jednacího řádu</text:span>."</text:p>
      <text:list xml:id="list2034750685" text:style-name="L5">
        <text:list-item>
          <text:p text:style-name="P12">aktualizované znění <text:span text:style-name="T25">provizorního jednacího řádu</text:span></text:p>
          <text:list>
            <text:list-item>
              <text:p text:style-name="P12">soubor: <text:a xlink:type="simple" xlink:href="https://gitlab.com/otevrenamesta/documents/raw/master/schuze/2016_08_09/stanovy_nove.pdf" text:style-name="Internet_20_link" text:visited-style-name="Visited_20_Internet_20_Link"><text:span text:style-name="T22">provizorní_jednací_řád.pdf</text:span></text:a></text:p>
            </text:list-item>
            <text:list-item>
              <text:p text:style-name="P20">SHA256: 0d6c1361e7fd08ed1919a8377e516e815c8dba1fadf5fa4d122b52a8d9a33234</text:p>
            </text:list-item>
          </text:list>
        </text:list-item>
        <text:list-item>
          <text:p text:style-name="P12"><text:span text:style-name="T25">provizorní jednací řád </text:span>nabýv<text:span text:style-name="T20">á</text:span> účinnosti dnem následujícím po je<text:span text:style-name="T20">ho</text:span> schválení členskou schůzí</text:p>
        </text:list-item>
      </text:list>
      <text:p text:style-name="P2"><text:span text:style-name="Strong_20_Emphasis">Hlasování č. </text:span><text:span text:style-name="Strong_20_Emphasis"><text:span text:style-name="T14">2</text:span></text:span> –<text:span text:style-name="T9"> </text:span><text:span text:style-name="T10">usnesení přijato jednomyslně viz. výpis </text:span><text:span text:style-name="T11">hlasování </text:span><text:span text:style-name="T12">| </text:span><text:a xlink:type="simple" xlink:href="https://www.youtube.com/watch?v=TqqZ5UT1WQs&amp;t=404s" text:style-name="Internet_20_link" text:visited-style-name="Visited_20_Internet_20_Link"><text:span text:style-name="T12">videozáznam</text:span></text:a></text:p>
      <text:p text:style-name="Standard"/>
      <text:p text:style-name="P3"><text:span text:style-name="T14">3</text:span>.) zpráva předsedy o činnosti<text:line-break/>- přednesena zpráva předsedy Marcela Kolaji o činnosti (srpen 2016 – červen 2017) <text:span text:style-name="T24">| </text:span><text:a xlink:type="simple" xlink:href="https://youtu.be/ddDLXdJXex4" text:style-name="Internet_20_link" text:visited-style-name="Visited_20_Internet_20_Link"><text:span text:style-name="T24">https://youtu.be/ddDLXdJXex4</text:span></text:a></text:p>
      <text:p text:style-name="P3">- byla vzata na vědomí<text:line-break/></text:p>
      <text:p text:style-name="Standard">4.) priority projekt<text:span text:style-name="T15">ů </text:span>spolku pro n<text:span text:style-name="T15">á</text:span>sleduj<text:span text:style-name="T15">í</text:span>c<text:span text:style-name="T15">í</text:span> obdob<text:span text:style-name="T15">í</text:span> (revize existuj<text:span text:style-name="T15">í</text:span>c<text:span text:style-name="T15">í</text:span>ho seznamu projekt<text:span text:style-name="T15">ů</text:span>, registr smluv a spolupr<text:span text:style-name="T15">á</text:span>ce se spolkem BISON<text:span text:style-name="T15">) | https://youtu.be/N225HBhd6G0</text:span></text:p>
      <text:p text:style-name="P4">- <text:span text:style-name="T16">byl představen dosavadní průběh spolupráce a v diskuzi upřesněn včetně možných scénářů vývoje</text:span></text:p>
      <text:p text:style-name="P5">- byly probrány další rozpracované i připravované <text:s/>projekty</text:p>
      <text:p text:style-name="P4">- <text:span text:style-name="T16">formulován text usnesení</text:span></text:p>
      <text:p text:style-name="Standard"><text:line-break/>Usnesení:<text:line-break/>„Členská schůze ukládá výboru:</text:p>
      <text:list xml:id="list1501276360" text:style-name="L9">
        <text:list-item>
          <text:p text:style-name="P15">pokračovat v neformální případně formálně ukotvené spolupráci se spolkem BISON, z.s. za účelem hospodárného vynakládání prostředků a dosažení synergického efektu existence obou spolků,</text:p>
        </text:list-item>
        <text:list-item>
          <text:p text:style-name="P15">v případě funkcí, které nepokrývá aktuální ani plánovaná „Evidence smluv“ a jsou požadovány členy Otevřených měst, zajistit jejich vývoj formou doplňkových modulů,</text:p>
        </text:list-item>
        <text:list-item>
          <text:p text:style-name="P15">prostředky dosud alokované na samostatný vývoj „Registru mluv“ uvolnit ve prospěch ostatních projektů v návaznosti na výsledek testování demoverze evidence smluv provedené členy nejpozději do konce září 2017.“</text:p>
        </text:list-item>
      </text:list>
      <text:p text:style-name="Standard"/>
      <text:p text:style-name="Standard"><text:soft-page-break/>Zdůvodnění:</text:p>
      <text:p text:style-name="Standard">Díky aktivnímu zapojení Nového Města na Moravě (NMnM) jsme se v závěru roku 2016 dověděli o vznikajícím „Spolku pro budování a implementaci sdílených open source nástrojů, z. s.“ (zkráceně BISON z.s.), který je svými východisky i zaměřením velmi blízký Otevřený městům. BISON má ve svém vlastnictví SW produkt Portál příspěvkovek, jehož součástí je modul „Evidence smluv“ (ES).</text:p>
      <text:p text:style-name="Standard">Na přímých jednáních 31.1., 16.5 a 7.6. (termíny byly limitovány procesem zakládání) a konzultací s uživateli ES 14.6. (NMnM) se potvrdil původní odhad, že se jedná o řešení, které je v dobré shodě s požadavky na Registr smluv, jak byly formulovány zIndexem a uvnitř spolku upřesněny v průběhu ledna 2017, navíc je ověřené praxí (Kraj Vysočina, NMnM).</text:p>
      <text:p text:style-name="Standard">Shoda však nenastává v pojetí open source a licencování, které BISON omezuje výhradně na kooperující subjekty veřejné správy. Navzdory této skutečnosti se jeví plýtváním veřejnými zdroji (600 tisíc Kč pro rok 2017) kompletní vývoj obdobného produktu, navíc s výhledem na dokončení a nasazení mimo stávající komunální funkční období.</text:p>
      <text:p text:style-name="Standard">Cestou, jak dosáhnout synergie, podpořit zájmy členů Otevřených města a přitom se nevzdat stanovami ukotveného závazku svobodného software je vývoj funkčních doplňků ES na základě API pod otevřenou, ale nekonfliktní licencí s licenční politikou BISONu.</text:p>
      <text:p text:style-name="P6"><text:span text:style-name="Strong_20_Emphasis"/></text:p>
      <text:p text:style-name="P18"><text:span text:style-name="Strong_20_Emphasis">Hlasování č. </text:span><text:span text:style-name="Strong_20_Emphasis"><text:span text:style-name="T15">3</text:span></text:span> - <text:span text:style-name="T16">u</text:span>snesení přijato <text:span text:style-name="T16">jednomyslně viz. výpis hlasování | </text:span><text:a xlink:type="simple" xlink:href="https://www.youtube.com/watch?v=9ld9VlVUjFs&amp;t=2575s" text:style-name="Internet_20_link" text:visited-style-name="Visited_20_Internet_20_Link"><text:span text:style-name="T16">videozáznam</text:span></text:a></text:p>
      <text:p text:style-name="P18"/>
      <text:p text:style-name="P18"><text:span text:style-name="T28">Po obědové pauze pokračuje diskuze o programových prioritách. | </text:span><text:a xlink:type="simple" xlink:href="https://youtu.be/5X_xUB2WQ50" text:style-name="Internet_20_link" text:visited-style-name="Visited_20_Internet_20_Link"><text:span text:style-name="T28">videozáznam</text:span></text:a><text:line-break/><text:line-break/>5.) <text:span text:style-name="T17">představení kandidátů na kooptaci za rezignující členy výboru | </text:span><text:a xlink:type="simple" xlink:href="https://www.youtube.com/watch?v=5X_xUB2WQ50&amp;t=1881s" text:style-name="Internet_20_link" text:visited-style-name="Visited_20_Internet_20_Link"><text:span text:style-name="T17">videozáznam</text:span></text:a><text:line-break/>- <text:span text:style-name="T17">Viktora Čahoje by měl nahradit Radomír Palovský (Praha 5) – představil se</text:span></text:p>
      <text:p text:style-name="P6">- <text:span text:style-name="T17">Michala Šmardu by měl nahradit Zbyňka Grepl (Nové Město na Moravě) – představil se</text:span></text:p>
      <text:p text:style-name="P19">- <text:span text:style-name="T17">členská schůze vzala na vědomí</text:span></text:p>
      <text:p text:style-name="P19">- <text:span text:style-name="T17">u</text:span>končena jednací část členské schůze<text:line-break/><text:line-break/><text:span text:style-name="T17">6</text:span>.) <text:span text:style-name="T17">workshopy</text:span><text:line-break/>- <text:s/><text:span text:style-name="T17">n</text:span>avázal<text:span text:style-name="T17">y</text:span> <text:span text:style-name="T17">workshopy na téma CitiVizor a web obce (Praha 7) | </text:span><text:a xlink:type="simple" xlink:href="https://youtu.be/vGCJ3iGdnZE" text:style-name="Internet_20_link" text:visited-style-name="Visited_20_Internet_20_Link"><text:span text:style-name="T17">videozáznam</text:span></text:a></text:p>
      <text:p text:style-name="P19"><text:span text:style-name="T17">- j</text:span>ednotliví delegáti <text:span text:style-name="T17">se účastnili </text:span>dle svých potřeb a časových možností. Následně byla schůze ukončena.<text:line-break/><text:line-break/><text:span text:style-name="T29">Úplný v</text:span>ideozáznam členské schůze je dostupný jako seznam <text:span text:style-name="T31">7 </text:span>videí "členská schůze 2017-06-29" na URL - <text:a xlink:type="simple" xlink:href="https://www.youtube.com/playlist?list=PLXLvIDQiByiPuqYmOruqEUkaT2OWuW8Oi" text:style-name="Internet_20_link" text:visited-style-name="Visited_20_Internet_20_Link">https://www.youtube.com/playlist?list=PLXLvIDQiByiPuqYmOruqEUkaT2OWuW8Oi</text:a><text:line-break/></text:p>
      <text:p text:style-name="Standard"><text:line-break/>Zápis: </text:p>
      <text:list xml:id="list189688627" text:style-name="L7">
        <text:list-item>
          <text:list>
            <text:list-item>
              <text:p text:style-name="P13">zapsal: <text:span text:style-name="T17">Radomír Palovský</text:span></text:p>
            </text:list-item>
          </text:list>
        </text:list-item>
      </text:list>
      <text:list xml:id="list3804966275" text:style-name="L8">
        <text:list-item>
          <text:list>
            <text:list-item>
              <text:p text:style-name="P14">ověřovatel zápisu: Ladislav Nešněr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412304"/>
    </style:style>
    <style:style style:name="MT1" style:family="text">
      <style:text-properties style:font-name="Liberation Sans1" fo:font-size="10pt" officeooo:rsid="00351204" style:font-size-asian="10pt" style:font-name-complex="Arial" style:font-size-complex="10pt"/>
    </style:style>
    <style:style style:name="MT2" style:family="text">
      <style:text-properties style:font-name="Liberation Sans1" fo:font-size="10pt" style:font-size-asian="10pt" style:font-name-complex="Arial" style:font-size-complex="10pt"/>
    </style:style>
    <style:style style:name="MT3" style:family="text">
      <style:text-properties style:font-name="Liberation Sans1" fo:font-size="10pt" officeooo:rsid="003397e8" style:font-size-asian="10pt" style:font-name-complex="Arial" style:font-size-complex="10pt"/>
    </style:style>
    <style:style style:name="MT4" style:family="text">
      <style:text-properties style:font-name="Liberation Sans" fo:font-size="10pt" fo:font-style="normal" style:font-name-asian="Liberation Sans" style:font-size-asian="10pt" style:font-style-asian="normal" style:font-name-complex="Liberation Sans" style:font-size-complex="10pt" style:font-style-complex="normal"/>
    </style:style>
    <style:style style:name="MT5" style:family="text">
      <style:text-properties style:font-name="Liberation Sans1" fo:font-size="10pt" fo:font-weight="normal" style:font-size-asian="10pt" style:font-weight-asian="normal" style:font-name-complex="Arial" style:font-size-complex="10pt" style:font-weight-complex="normal"/>
    </style:style>
    <style:style style:name="MT6" style:family="text">
      <style:text-properties style:font-name="Liberation Sans1" fo:font-size="10pt" officeooo:rsid="0042cec8" style:font-size-asian="10pt" style:font-name-complex="Arial" style:font-size-complex="10pt"/>
    </style:style>
    <style:style style:name="MT7" style:family="text">
      <style:text-properties style:font-name="Liberation Sans1" fo:font-size="10pt" officeooo:rsid="0035704b" style:font-size-asian="10pt" style:font-name-complex="Arial"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tevřená města, z. s.</text:span><text:span text:style-name="MT2"> • </text:span><text:span text:style-name="MT3">Malinovského náměstí 624/3, Brno</text:span><text:span text:style-name="MT2"> <text:s/>• IČO </text:span><text:span text:style-name="MT3">05129061</text:span><text:span text:style-name="MT4"><text:line-break/></text:span><text:span text:style-name="MT5">Web</text:span><text:span text:style-name="MT2"> </text:span><text:a xlink:type="simple" xlink:href="http://www.otevrenamesta.cz/" text:style-name="Internet_20_link" text:visited-style-name="Visited_20_Internet_20_Link"><text:span text:style-name="MT6">www.o</text:span></text:a><text:a xlink:type="simple" xlink:href="http://www.otevrenamesta.cz/" text:style-name="Internet_20_link" text:visited-style-name="Visited_20_Internet_20_Link"><text:span text:style-name="MT7">tevrenamest</text:span></text:a><text:a xlink:type="simple" xlink:href="http://www.otevrenamesta.cz/" text:style-name="Internet_20_link" text:visited-style-name="Visited_20_Internet_20_Link"><text:span text:style-name="MT6">a.cz</text:span></text:a><text:span text:style-name="MT2"> • E-mail </text:span><text:a xlink:type="simple" xlink:href="mailto:info@otevrenamesta.cz" text:style-name="Internet_20_link" text:visited-style-name="Visited_20_Internet_20_Link"><text:span text:style-name="MT6">info@otevrenamesta.cz</text:span></text:a></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enska_schuze</dc:title>
    <meta:initial-creator>Etherpad</meta:initial-creator>
    <dc:creator>Ladislav Nešněra</dc:creator>
    <dc:date>2018-03-19T21:25:35.781797276</dc:date>
    <meta:editing-duration>P8DT22H7M43S</meta:editing-duration>
    <meta:editing-cycles>35</meta:editing-cycles>
    <meta:generator>LibreOffice/5.4.5.1$Linux_X86_64 LibreOffice_project/40$Build-1</meta:generator>
    <meta:document-statistic meta:table-count="0" meta:image-count="0" meta:object-count="0" meta:page-count="2" meta:paragraph-count="49" meta:word-count="728" meta:character-count="5462" meta:non-whitespace-character-count="4786"/>
    <meta:user-defined meta:name=""/>
  </office:meta>
</office:document-meta>
</file>